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fit n(lambda) Cauc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table:number-columns-repeated="10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DeltaLambdaTh</text:p>
          </table:table-cell>
          <table:table-cell table:style-name="ce1"/>
          <table:table-cell office:value-type="string" table:style-name="ce1">
            <text:p>Riso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table:number-columns-repeated="10" table:style-name="ce1"/>
          <table:table-cell office:value-type="float" office:value="21.243235391069966" table:formula="of:=(130)/(2*3.47)*SQRT([.B7]^2-1)" table:style-name="ce1">
            <text:p>21,24323539</text:p>
          </table:table-cell>
          <table:table-cell table:style-name="ce1"/>
          <table:table-cell office:value-type="float" office:value="2.0489914053605941E-3" table:formula="of:=[.F6]/[.M3]" table:style-name="ce1">
            <text:p>0,002048991</text:p>
          </table:table-cell>
          <table:table-cell table:style-name="ce1"/>
          <table:table-cell office:value-type="float" office:value="285652.73552086728" table:formula="of:=[.B5]/[.O3]" table:style-name="ce1">
            <text:p>285652,7355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office:value-type="string" table:style-name="ce1">
            <text:p>P th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lambda</text:p>
          </table:table-cell>
          <table:table-cell office:value-type="float" office:value="585.29999999999995" table:formula="of:=585.3" table:style-name="ce1">
            <text:p>585,3</text:p>
          </table:table-cell>
          <table:table-cell table:style-name="ce1"/>
          <table:table-cell office:value-type="string" table:style-name="ce1">
            <text:p>DeltaLambdaru (m)</text:p>
          </table:table-cell>
          <table:table-cell table:style-name="ce1"/>
          <table:table-cell office:value-type="float" office:value="4.3527206738354352E-11" table:formula="of:=([.B5]*10^-9)^2/(2*3.47*10^-3)*SQRT([.B7]^2-1)/([.B7]^2-1-[.B7]*[.B5]*10^-9*[.B6])" table:style-name="ce1">
            <text:p>4,35272E-11</text:p>
          </table:table-cell>
          <table:table-cell table:number-columns-repeated="6" table:style-name="ce1"/>
          <table:table-cell office:value-type="float" office:value="18.731988472622476" table:formula="of:=130/(2*3.47)" table:style-name="ce1">
            <text:p>18,73198847</text:p>
          </table:table-cell>
          <table:table-cell table:style-name="ce1"/>
          <table:table-cell office:value-type="float" office:value="13446.762240025992" table:formula="of:=(2*3.47*10^-3)/(585.3*10^-9)*SQRT([.B7]^2-1)" table:style-name="ce1">
            <text:p>13446,76224</text:p>
          </table:table-cell>
          <table:table-cell table:style-name="ce1"/>
          <table:table-cell office:value-type="float" office:value="251884.59527426204" table:formula="of:=[.O5]*[.M5]" table:style-name="ce1">
            <text:p>251884,59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/dl</text:p>
          </table:table-cell>
          <table:table-cell office:value-type="float" office:value="-4.1941893159945868E-5" table:formula="of:=-2*[.B3]/(5853)^3*10" table:style-name="ce1">
            <text:p>-4,19419E-05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float" office:value="4.3527206738354356E-2" table:formula="of:=[.F5]*10^9" table:style-name="ce1">
            <text:p>0,0435272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(l)</text:p>
          </table:table-cell>
          <table:table-cell office:value-type="float" office:value="1.5119842950332583" table:formula="of:=[.B2]+[.B3]/(5853^2)" table:style-name="ce1">
            <text:p>1,51198429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table:style-name="ce1"/>
          <table:table-cell office:value-type="string" table:style-name="ce1">
            <text:p>DeltaLambdaZee (n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4.05799999999999" table:style-name="ce1">
            <text:p>324,058</text:p>
          </table:table-cell>
          <table:table-cell office:value-type="float" office:value="0.57536900000000002" table:style-name="ce1">
            <text:p>0,575369</text:p>
          </table:table-cell>
          <table:table-cell table:style-name="ce1"/>
          <table:table-cell office:value-type="float" office:value="1.3431918588139888E-4" table:formula="of:=[.$F$6]/[.B10]" table:style-name="ce1">
            <text:p>0,000134319</text:p>
          </table:table-cell>
          <table:table-cell table:style-name="ce1"/>
          <table:table-cell office:value-type="float" office:value="1.2995555848966988E-2" table:formula="of:=[.B11]*[.E10]" table:style-name="ce1">
            <text:p>0,012995556</text:p>
          </table:table-cell>
          <table:table-cell table:style-name="ce1"/>
          <table:table-cell office:value-type="float" office:value="45038.473675331501" table:formula="of:=585.3/[.G10]" table:style-name="ce1">
            <text:p>45038,473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96.751300000000001" table:style-name="ce2">
            <text:p>96,7513</text:p>
          </table:table-cell>
          <table:table-cell office:value-type="float" office:value="0.92560200000000004" table:style-name="ce1">
            <text:p>0,92560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19.839" table:style-name="ce1">
            <text:p>219,839</text:p>
          </table:table-cell>
          <table:table-cell office:value-type="float" office:value="0.354153" table:style-name="ce1">
            <text:p>0,354153</text:p>
          </table:table-cell>
          <table:table-cell table:style-name="ce1"/>
          <table:table-cell office:value-type="float" office:value="1.9799583667299412E-4" table:formula="of:=[.$F$6]/[.B14]" table:style-name="ce1">
            <text:p>0,000197996</text:p>
          </table:table-cell>
          <table:table-cell table:style-name="ce1"/>
          <table:table-cell office:value-type="float" office:value="1.3044025118767856E-2" table:formula="of:=[.B15]*[.E14]" table:style-name="ce1">
            <text:p>0,013044025</text:p>
          </table:table-cell>
          <table:table-cell table:style-name="ce1"/>
          <table:table-cell office:value-type="float" office:value="44871.118743697087" table:formula="of:=585.3/[.G14]" table:style-name="ce1">
            <text:p>44871,1187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5.880300000000005" table:style-name="ce2">
            <text:p>65,8803</text:p>
          </table:table-cell>
          <table:table-cell office:value-type="float" office:value="0.51983999999999997" table:style-name="ce1">
            <text:p>0,5198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8.69499999999999" table:style-name="ce1">
            <text:p>188,695</text:p>
          </table:table-cell>
          <table:table-cell office:value-type="float" office:value="0.33104699999999998" table:style-name="ce1">
            <text:p>0,331047</text:p>
          </table:table-cell>
          <table:table-cell table:style-name="ce1"/>
          <table:table-cell office:value-type="float" office:value="2.3067493435625935E-4" table:formula="of:=[.$F$6]/[.B18]" table:style-name="ce1">
            <text:p>0,000230675</text:p>
          </table:table-cell>
          <table:table-cell table:style-name="ce1"/>
          <table:table-cell office:value-type="float" office:value="1.2357048626023893E-2" table:formula="of:=[.B19]*[.E18]" table:style-name="ce1">
            <text:p>0,012357049</text:p>
          </table:table-cell>
          <table:table-cell table:style-name="ce1"/>
          <table:table-cell office:value-type="float" office:value="47365.679112677484" table:formula="of:=585.3/[.G18]" table:style-name="ce1">
            <text:p>47365,679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3.569099999999999" table:style-name="ce2">
            <text:p>53,5691</text:p>
          </table:table-cell>
          <table:table-cell office:value-type="float" office:value="0.86227600000000004" table:style-name="ce1">
            <text:p>0,862276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mpo massim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3.1452801520734011E-36" table:formula="of:=2 * 9.274*10^(-24)*4950*10^(-4)*([.$B$5]*10^-9)^2" table:style-name="ce1">
            <text:p>3,14528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120.032" table:style-name="ce3">
            <text:p>120,032</text:p>
          </table:table-cell>
          <table:table-cell table:style-name="ce1"/>
          <table:table-cell office:value-type="float" office:value="1.612260051971607E-2" table:formula="of:=[.E10]*[.D26]" table:style-name="ce1">
            <text:p>0,016122601</text:p>
          </table:table-cell>
          <table:table-cell table:number-columns-repeated="2" table:style-name="ce1"/>
          <table:table-cell office:value-type="float" office:value="1.0183447525932081" table:formula="of:= [.$E$23]*[.F26]*10^-9/[.$H$23]" table:style-name="ce1">
            <text:p>1,0183447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82.197999999999993" table:style-name="ce3">
            <text:p>82,198</text:p>
          </table:table-cell>
          <table:table-cell table:style-name="ce1"/>
          <table:table-cell office:value-type="float" office:value="1.6274861782846768E-2" table:formula="of:=[.D27]*[.E14]" table:style-name="ce1">
            <text:p>0,016274862</text:p>
          </table:table-cell>
          <table:table-cell table:number-columns-repeated="2" table:style-name="ce1"/>
          <table:table-cell office:value-type="float" office:value="1.0279619640438515" table:formula="of:= [.$E$23]*[.F27]*10^-9/[.$H$23]" table:style-name="ce1">
            <text:p>1,02796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71.956299999999999" table:style-name="ce1">
            <text:p>71,9563</text:p>
          </table:table-cell>
          <table:table-cell table:style-name="ce1"/>
          <table:table-cell office:value-type="float" office:value="1.6598514779019306E-2" table:formula="of:=[.D28]*[.E18]" table:style-name="ce1">
            <text:p>0,016598515</text:p>
          </table:table-cell>
          <table:table-cell table:number-columns-repeated="2" table:style-name="ce1"/>
          <table:table-cell office:value-type="float" office:value="1.0484047164342194" table:formula="of:= [.$E$23]*[.F28]*10^-9/[.$H$23]" table:style-name="ce1">
            <text:p>1,04840471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4.5906300000000008E-24" table:formula="of:=9.274*10^(-24)*4950*10^(-4)" table:style-name="ce1">
            <text:p>4,59063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1.5832163399143534E-2" table:formula="of:=2 * ([.B5]*10^-9)^2/([.E23]) * [.B30] * 10^9" table:style-name="ce1">
            <text:p>0,0158321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8655617977528094E-5" table:formula="of:= [.B30]/(1.602*10^(-19))" table:style-name="ce1">
            <text:p>2,86556E-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dimezzat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1.6584204438205202E-36" table:formula="of:=2 * 9.274*10^(-24)*2610*10^(-4)*([.$B$5]*10^-9)^2" table:style-name="ce1">
            <text:p>1,65842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65.603033333333329" table:formula="of:=AVERAGE(72.8634; 61.7623; 62.1834)" table:style-name="ce3">
            <text:p>65,603</text:p>
          </table:table-cell>
          <table:table-cell table:style-name="ce1"/>
          <table:table-cell office:value-type="float" office:value="8.8117460286836063E-3" table:formula="of:=[.E10]*[.D37]" table:style-name="ce1">
            <text:p>0,008811746</text:p>
          </table:table-cell>
          <table:table-cell table:number-columns-repeated="2" table:style-name="ce1"/>
          <table:table-cell office:value-type="float" office:value="1.0555684464619359" table:formula="of:= [.$E$23]*[.F37]*10^-9/[.$H$34]" table:style-name="ce1">
            <text:p>1,0555684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42.222700000000003" table:style-name="ce3">
            <text:p>42,223</text:p>
          </table:table-cell>
          <table:table-cell office:value-type="float" office:value="1.2382599999999999" table:style-name="ce1">
            <text:p>1,23826</text:p>
          </table:table-cell>
          <table:table-cell office:value-type="float" office:value="8.3599188130928301E-3" table:formula="of:=[.D38]*[.E14]" table:style-name="ce1">
            <text:p>0,008359919</text:p>
          </table:table-cell>
          <table:table-cell table:number-columns-repeated="2" table:style-name="ce1"/>
          <table:table-cell office:value-type="float" office:value="1.0014435828449091" table:formula="of:= [.$E$23]*[.F38]*10^-9/[.$H$34]" table:style-name="ce1">
            <text:p>1,001443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39.589199999999998" table:style-name="ce1">
            <text:p>39,5892</text:p>
          </table:table-cell>
          <table:table-cell office:value-type="float" office:value="1.05176" table:style-name="ce1">
            <text:p>1,05176</text:p>
          </table:table-cell>
          <table:table-cell office:value-type="float" office:value="9.1322361112168224E-3" table:formula="of:=[.D39]*[.E18]" table:style-name="ce1">
            <text:p>0,009132236</text:p>
          </table:table-cell>
          <table:table-cell table:number-columns-repeated="2" table:style-name="ce1"/>
          <table:table-cell office:value-type="float" office:value="1.0939602949587974" table:formula="of:= [.$E$23]*[.F39]*10^-9/[.$H$34]" table:style-name="ce1">
            <text:p>1,0939602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2.2953150000000004E-24" table:formula="of:=9.274*10^(-24)*4950/2*10^(-4)" table:style-name="ce1">
            <text:p>2,29532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7.916081699571767E-3" table:formula="of:=2 * ([.$B$5]*10^-9)^2/([.E23]) * [.B41] * 10^9" table:style-name="ce1">
            <text:p>0,00791608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4327808988764047E-5" table:formula="of:= [.B41]/(1.602*10^(-19))" table:style-name="ce1">
            <text:p>1,43278E-05</text:p>
          </table:table-cell>
          <table:table-cell table:number-columns-repeated="1638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4-28T15:01:09Z</meta:creation-date>
    <dc:date>2020-04-28T19:50:24Z</dc:date>
  </office:meta>
</office:document-meta>
</file>